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Technology experience</text:h>
      <text:h text:style-name="Heading_20_3" text:outline-level="3">Javascript</text:h>
      <text:p text:style-name="First_20_paragraph">Angular - jQuery - Grunt - RequireJs - WebSockets - AJAX - Backbone - Meteor - Bower</text:p>
      <text:h text:style-name="Heading_20_3" text:outline-level="3">CSS3</text:h>
      <text:p text:style-name="First_20_paragraph">Sass - Bourbon - LE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SVN - CVS</text:p>
      <text:p text:style-name="Horizontal_20_Line"/>
      <text:h text:style-name="Heading_20_2" text:outline-level="2">Service</text:h>
      <text:p text:style-name="First_20_paragraph">Mobile web app production - Architecture - Development - Deployment - Workflow - Backend integration - API modeling - Debugging - Product and feature 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featureful Grunt development environment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Coding in both sole-ownership and team-contributor scenarios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Architecting an AngularJs HTML5 app within a hybrid iPad app with transactional functionality.</text:p>
        </text:list-item>
        <text:list-item>
          <text:p text:style-name="P5">Directing and merging code contributions.</text:p>
        </text:list-item>
        <text:list-item>
          <text:p text:style-name="P5">Coordinating production deployment.</text:p>
        </text:list-item>
        <text:list-item>
          <text:p text:style-name="P5">Estimating tasks, researching technology, and planning for future initiatives.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privacy focused social networking platform for finding people to meet in person to do activities or have conversations.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'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